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svg:stroke-color="#008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031cm" svg:height="0.962cm" svg:x="14.387cm" svg:y="11.296cm">
          <draw:text-box>
            <text:p>...</text:p>
          </draw:text-box>
        </draw:frame>
        <draw:custom-shape draw:style-name="gr2" draw:text-style-name="P1" draw:layer="layout" svg:width="0.635cm" svg:height="0.635cm" svg:x="6.952cm" svg:y="11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4cm" svg:height="0.792cm" svg:x="5.855cm" svg:y="11.0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xml:id="id3" draw:id="id3" draw:layer="layout" svg:width="0.635cm" svg:height="0.635cm" svg:x="11.353cm" svg:y="11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4cm" svg:height="0.792cm" svg:x="10.455cm" svg:y="11.0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1" xml:id="id4" draw:id="id4" draw:layer="layout" svg:width="0.635cm" svg:height="0.635cm" svg:x="18.854cm" svg:y="11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62cm" svg:height="0.792cm" svg:x="17.855cm" svg:y="10.9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1" draw:id="id1" draw:layer="layout" svg:width="0.635cm" svg:height="0.635cm" svg:x="6.953cm" svg:y="11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0.635cm" svg:height="0.635cm" svg:x="10.52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39cm" svg:height="0.79cm" svg:x="10.525cm" svg:y="4.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5" draw:text-style-name="P1" draw:layer="layout" draw:type="line" svg:x1="7.271cm" svg:y1="11.592cm" svg:x2="10.843cm" svg:y2="6.715cm" draw:start-shape="id1" draw:start-glue-point="4" draw:end-shape="id2" draw:end-glue-point="8" svg:d="m7271 11592 3572-4877">
          <text:p/>
        </draw:connector>
        <draw:connector draw:style-name="gr5" draw:text-style-name="P1" draw:layer="layout" draw:type="line" svg:x1="11.671cm" svg:y1="11.592cm" svg:x2="10.843cm" svg:y2="6.715cm" draw:start-shape="id3" draw:start-glue-point="4" draw:end-shape="id2" draw:end-glue-point="8" svg:d="m11671 11592-828-4877">
          <text:p/>
        </draw:connector>
        <draw:connector draw:style-name="gr5" draw:text-style-name="P1" draw:layer="layout" draw:type="line" svg:x1="19.172cm" svg:y1="11.593cm" svg:x2="10.843cm" svg:y2="6.715cm" draw:start-shape="id4" draw:start-glue-point="4" draw:end-shape="id2" draw:end-glue-point="8" svg:d="m19172 11593-8329-4878">
          <text:p/>
        </draw:connector>
        <draw:frame draw:style-name="gr3" draw:layer="layout" svg:width="1.594cm" svg:height="0.884cm" svg:x="6.996cm" svg:y="8.93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594cm" svg:height="0.884cm" svg:x="9.496cm" svg:y="8.93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1.594cm" svg:height="0.884cm" svg:x="13.196cm" svg:y="9.036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ohsen Malmir</meta:initial-creator>
    <meta:creation-date>2014-03-15T23:58:30</meta:creation-date>
    <dc:date>2014-03-16T01:07:51</dc:date>
    <dc:creator>Mohsen Malmir</dc:creator>
    <meta:editing-duration>PT11M</meta:editing-duration>
    <meta:editing-cycles>9</meta:editing-cycles>
    <meta:generator>OpenOffice.org/3.3$Unix OpenOffice.org_project/330m20$Build-9567</meta:generator>
    <meta:document-statistic meta:object-count="16"/>
  </office:meta>
</office:document-meta>
</file>

<file path=Object 1/content.xml><?xml version="1.0" encoding="utf-8"?>
<math xmlns="http://www.w3.org/1998/Math/MathML">
  <semantics>
    <msub>
      <mi>Z</mi>
      <mn>1</mn>
    </msub>
    <annotation encoding="StarMath 5.0">Z_1</annotation>
  </semantics>
</math>
</file>

<file path=Object 2/content.xml><?xml version="1.0" encoding="utf-8"?>
<math xmlns="http://www.w3.org/1998/Math/MathML">
  <semantics>
    <msub>
      <mi>Z</mi>
      <mn>2</mn>
    </msub>
    <annotation encoding="StarMath 5.0">Z_2</annotation>
  </semantics>
</math>
</file>

<file path=Object 3/content.xml><?xml version="1.0" encoding="utf-8"?>
<math xmlns="http://www.w3.org/1998/Math/MathML">
  <semantics>
    <msub>
      <mi>Z</mi>
      <mi>d</mi>
    </msub>
    <annotation encoding="StarMath 5.0">Z_d</annotation>
  </semantics>
</math>
</file>

<file path=Object 4/content.xml><?xml version="1.0" encoding="utf-8"?>
<math xmlns="http://www.w3.org/1998/Math/MathML">
  <semantics>
    <msub>
      <mi>T</mi>
      <mn>1</mn>
    </msub>
    <annotation encoding="StarMath 5.0">T_1</annotation>
  </semantics>
</math>
</file>

<file path=Object 5/content.xml><?xml version="1.0" encoding="utf-8"?>
<math xmlns="http://www.w3.org/1998/Math/MathML">
  <semantics>
    <msubsup>
      <mi>W</mi>
      <mn>1</mn>
      <mi mathvariant="italic">label</mi>
    </msubsup>
    <annotation encoding="StarMath 5.0">W^{label}_1</annotation>
  </semantics>
</math>
</file>

<file path=Object 6/content.xml><?xml version="1.0" encoding="utf-8"?>
<math xmlns="http://www.w3.org/1998/Math/MathML">
  <semantics>
    <msubsup>
      <mi>W</mi>
      <mn>2</mn>
      <mi mathvariant="italic">label</mi>
    </msubsup>
    <annotation encoding="StarMath 5.0">W^{label}_2</annotation>
  </semantics>
</math>
</file>

<file path=Object 7/content.xml><?xml version="1.0" encoding="utf-8"?>
<math xmlns="http://www.w3.org/1998/Math/MathML">
  <semantics>
    <msubsup>
      <mi>W</mi>
      <mi>d</mi>
      <mi mathvariant="italic">label</mi>
    </msubsup>
    <annotation encoding="StarMath 5.0">W^{label}_d</annotation>
  </semantics>
</math>
</file>